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text-underline-type="single" style:text-underline-style="solid" style:text-underline-width="auto" style:text-underline-mode="continuous"/>
    </style:style>
    <style:style style:name="T2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About Us</text:p>
      <text:p text:style-name="Normal">A brief history of the company.</text:p>
      <text:p text:style-name="Normal">About the team. Cards with image, job title and brief description.<text:s/></text:p>
      <text:p text:style-name="Normal"><text:span text:style-name="T2">Services</text:span></text:p>
      <text:p text:style-name="Normal">Elaborate on Weddings, Events and Corporate.</text:p>
      <text:p text:style-name="Normal">Events -&gt; Parties, maybe concert sales.</text:p>
      <text:p text:style-name="P3">Testimonials</text:p>
      <text:p text:style-name="Normal">Quotes, and reviews.</text:p>
      <text:p text:style-name="Normal">Awards</text:p>
      <text:p text:style-name="Normal">Nominations</text:p>
      <text:p text:style-name="P4">Contact Us</text:p>
      <text:p text:style-name="Normal">Address, phone and email.</text:p>
      <text:p text:style-name="Normal">Enquiry form.</text:p>
      <text:p text:style-name="Normal">Social media</text:p>
      <text:p text:style-name="Normal">Google maps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crosoft account</meta:initial-creator>
    <dc:creator>Microsoft account</dc:creator>
    <meta:creation-date>2020-08-03T13:09:00Z</meta:creation-date>
    <dc:date>2020-08-03T13:37:00Z</dc:date>
    <meta:template xlink:href="Normal" xlink:type="simple"/>
    <meta:editing-cycles>1</meta:editing-cycles>
    <meta:editing-duration>PT1680S</meta:editing-duration>
    <meta:document-statistic meta:page-count="1" meta:paragraph-count="1" meta:word-count="49" meta:character-count="331" meta:row-count="2" meta:non-whitespace-character-count="283"/>
  </office:meta>
</office:document-meta>
</file>